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Chalkduster" fo:background-color="transparent"/>
    </style:style>
    <style:style style:name="P2" style:family="paragraph" style:parent-style-name="Standard">
      <style:paragraph-properties fo:background-color="#000000">
        <style:background-image/>
      </style:paragraph-properties>
      <style:text-properties fo:color="#ffffff" style:font-name="Chalkduster" fo:background-color="transparent"/>
    </style:style>
    <style:style style:name="P3" style:family="paragraph" style:parent-style-name="Standard">
      <style:paragraph-properties fo:text-align="center" style:justify-single-word="false" fo:background-color="#000000">
        <style:background-image/>
      </style:paragraph-properties>
      <style:text-properties fo:color="#ffffff" style:font-name="Chalkduster" fo:font-size="16pt" fo:background-color="transparen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illkomnen auf meiner virtuellen Party</text:p>
      <text:p text:style-name="P1"/>
      <text:p text:style-name="P1">Ich habt Euch schon erfolgreich auf der Party eingefunden.</text:p>
      <text:p text:style-name="P1"/>
      <text:p text:style-name="P1">Hier findet Ihr eine kleinen Anleitung: </text:p>
      <text:p text:style-name="P1"/>
      <text:p text:style-name="P1">Diese virtuelle Welt funktioniert am flüssigsten mit dem Chrome (Chromium) – Browser; mit dem Firefox gibt es normalerweise Probleme mit der WebCam.</text:p>
      <text:p text:style-name="P1"/>
      <text:p text:style-name="P1">Ijr müsst dem Browser erlauben auf Eurer Mikrofon und die Kamera zuzugreifen.</text:p>
      <text:p text:style-name="P1"/>
      <text:p text:style-name="P1">Wenn Ihr Euch unten rechts im Browser selbst seht, dann funkioniert Eure Kamera erfolgreich.</text:p>
      <text:p text:style-name="P1"/>
      <text:p text:style-name="P1">Bitte verwendet Euren richtigen Namen, damit erkennbar ist, wer Ihr seid. Den Namen kann man ändern, indem man oben auf das „Burger-Symbl“ (3-Striche) klickt und dann „Edit Name“ klickt.</text:p>
      <text:p text:style-name="P1"/>
      <text:p text:style-name="P1">In der virtuellen Welt bewegt man sich mit den Pfeiltasten. Wenn man Jemanden begegnet und sich ihm nähert kann man mit der Person sprechen und die WebCam der Person wird eingeblendet.</text:p>
      <text:p text:style-name="P1"/>
      <text:p text:style-name="P1">Darüber hinaus gibt es in der viruellen Welt Videos Meetingräme. <text:s/>Meetingräume sind an den 3 Tischen auf der Terasse neben dem Kamin. Ein Meetingraum wird von rechts eingeblendet.</text:p>
      <text:p text:style-name="P1"/>
      <text:p text:style-name="P1">Des Weiteren sind ein paar Videos auf der Karte „versteckt“. Videos starten je anch den Sicherheitseinstellungen Eures Browsers wutomatisch. Sollte das Video nicht automatisch starten, bitte mittels Play button oder „space“-Taste starten. Um sich weiter zu bewegen einmal in das Spielfeld klicken.</text:p>
      <text:p text:style-name="P1"/>
      <text:p text:style-name="P1">Begebe dich jetzt durch das Gartentor auf die Rote Blume und los geht’s!</text:p>
      <text:p text:style-name="P1"/>
      <text:p text:style-name="P1">Viel Spass</text:p>
      <text:p text:style-name="P1">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in" fo:margin-bottom="0in" fo:margin-left="0.2in" fo:margin-right="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Wittpahl</meta:initial-creator>
    <meta:creation-date>2021-01-16T21:43:28</meta:creation-date>
    <dc:date>2021-01-17T18:07:24</dc:date>
    <dc:creator>Thomas Wittpahl</dc:creator>
    <meta:editing-duration>PT19H46M46S</meta:editing-duration>
    <meta:editing-cycles>12</meta:editing-cycles>
    <meta:generator>OpenOffice/4.1.7$Unix OpenOffice.org_project/417m1$Build-9800</meta:generator>
    <meta:document-statistic meta:table-count="0" meta:image-count="0" meta:object-count="0" meta:page-count="1" meta:paragraph-count="13" meta:word-count="214" meta:character-count="1387"/>
  </office:meta>
</office:document-meta>
</file>